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fo:font-size="10pt" style:font-size-asian="10pt" style:font-size-complex="10pt"/>
    </style:style>
    <style:style style:name="T4_3" style:family="text">
      <style:text-properties fo:font-size="10pt" style:font-size-asian="10pt" style:font-size-complex="10pt"/>
    </style:style>
    <style:style style:name="T4_4" style:family="text">
      <style:text-properties fo:font-size="10pt" style:font-size-asian="10pt" style:font-size-complex="10pt"/>
    </style:style>
    <style:style style:name="T4_5" style:family="text">
      <style:text-properties fo:font-size="10pt" style:font-size-asian="10pt" style:font-size-complex="10pt"/>
    </style:style>
    <style:style style:name="T4_6" style:family="text">
      <style:text-properties fo:font-size="10pt" style:font-size-asian="10pt" style:font-size-complex="10pt"/>
    </style:style>
    <style:style style:name="T4_7" style:family="text">
      <style:text-properties fo:font-size="10pt" style:font-size-asian="10pt" style:font-size-complex="10pt"/>
    </style:style>
    <style:style style:name="T4_8" style:family="text">
      <style:text-properties fo:font-size="10pt" style:font-size-asian="10pt" style:font-size-complex="10pt"/>
    </style:style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6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P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8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_1" style:family="text"/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/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12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5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6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2_7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fo:font-style="italic" style:font-style-asian="italic" style:font-style-complex="italic"/>
    </style:style>
    <style:style style:name="Table1" style:family="table">
      <style:table-properties table:align="left" style:width="17.59cm" fo:margin-left="0.176cm"/>
    </style:style>
    <style:style style:name="Column1" style:family="table-column">
      <style:table-column-properties style:column-width="8.795cm"/>
    </style:style>
    <style:style style:name="Column2" style:family="table-column">
      <style:table-column-properties style:column-width="8.79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bottom="0.212cm" fo:margin-right="0cm" style:writing-mode="lr-tb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29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9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9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9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P3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2_1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2_2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2_3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2_4" style:family="text">
      <style:text-properties style:text-line-through-style="none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EndRound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Happens</text:span><text:span text:style-name="T4_2"><text:s/></text:span><text:span text:style-name="T4_3">after</text:span><text:span text:style-name="T4_4"><text:s/></text:span><text:span text:style-name="T4_5">each</text:span><text:span text:style-name="T4_6"><text:s/></text:span><text:span text:style-name="T4_7">round</text:span><text:span text:style-name="T4_8">.</text:span></text:p>
      <text:p text:style-name="P5"/>
      <text:p text:style-name="P6"><text:span text:style-name="T6_1">High</text:span><text:span text:style-name="T6_2"><text:s/></text:span><text:span text:style-name="T6_3">P</text:span><text:span text:style-name="T6_4">r</text:span><text:span text:style-name="T6_5">iority</text:span><text:span text:style-name="T6_6"><text:s/></text:span></text:p>
      <text:p text:style-name="P7"/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System</text:span></text:p>
        </text:list-item>
        <text:list-item>
          <text:p text:style-name="P10"><text:span text:style-name="T10_1">Players</text:span></text:p>
        </text:list-item>
      </text:list>
      <text:p text:style-name="P11"/>
      <text:p text:style-name="P12"><text:span text:style-name="T12_1">Normal</text:span><text:span text:style-name="T12_2"><text:s/></text:span><text:span text:style-name="T12_3">flow</text:span><text:span text:style-name="T12_4"><text:s/></text:span><text:span text:style-name="T12_5">of</text:span><text:span text:style-name="T12_6"><text:s/></text:span><text:span text:style-name="T12_7">events</text:span></text:p>
      <text:p text:style-name="P1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Players</text:span></text:p>
          </table:table-cell>
          <table:table-cell table:style-name="Cell2">
            <text:p text:style-name="P15"><text:span text:style-name="T15_1">System</text:span></text:p>
          </table:table-cell>
        </table:table-row>
        <table:table-row table:style-name="Row2">
          <table:table-cell table:style-name="Cell3">
            <text:p text:style-name="P16"/>
          </table:table-cell>
          <table:table-cell table:style-name="Cell4">
            <text:p text:style-name="P17"><text:span text:style-name="T17_1">When</text:span><text:span text:style-name="T17_2"><text:s/></text:span><text:span text:style-name="T17_3">only</text:span><text:span text:style-name="T17_4"><text:s/></text:span><text:span text:style-name="T17_5">one</text:span><text:span text:style-name="T17_6"><text:s/></text:span><text:span text:style-name="T17_7">player</text:span><text:span text:style-name="T17_8"><text:s/></text:span><text:span text:style-name="T17_9">has</text:span><text:span text:style-name="T17_10"><text:s/></text:span><text:span text:style-name="T17_11">HP</text:span><text:span text:style-name="T17_12"><text:s/>&gt;<text:s/>0<text:s/></text:span><text:span text:style-name="T17_13">the</text:span><text:span text:style-name="T17_14"><text:s/></text:span><text:span text:style-name="T17_15">round</text:span><text:span text:style-name="T17_16"><text:s/></text:span><text:span text:style-name="T17_17">is</text:span><text:span text:style-name="T17_18"><text:s/></text:span><text:span text:style-name="T17_19">over</text:span><text:span text:style-name="T17_20">.</text:span></text:p>
          </table:table-cell>
        </table:table-row>
        <table:table-row table:style-name="Row3">
          <table:table-cell table:style-name="Cell5">
            <text:p text:style-name="P18"/>
          </table:table-cell>
          <table:table-cell table:style-name="Cell6">
            <text:p text:style-name="P19"><text:span text:style-name="T19_1">System</text:span><text:span text:style-name="T19_2"><text:s/></text:span><text:span text:style-name="T19_3">presents</text:span><text:span text:style-name="T19_4"><text:s/></text:span><text:span text:style-name="T19_5">the</text:span><text:span text:style-name="T19_6"><text:s/></text:span><text:span text:style-name="T19_7">winner</text:span></text:p>
          </table:table-cell>
        </table:table-row>
        <table:table-row table:style-name="Row4">
          <table:table-cell table:style-name="Cell7">
            <text:p text:style-name="P20"/>
          </table:table-cell>
          <table:table-cell table:style-name="Cell8">
            <text:p text:style-name="P21"><text:span text:style-name="T21_1">System</text:span><text:span text:style-name="T21_2"><text:s/></text:span><text:span text:style-name="T21_3">prepares</text:span><text:span text:style-name="T21_4"><text:s/></text:span><text:span text:style-name="T21_5">for</text:span><text:span text:style-name="T21_6"><text:s/></text:span><text:span text:style-name="T21_7">a</text:span><text:span text:style-name="T21_8"><text:s/></text:span><text:span text:style-name="T21_9">new</text:span><text:span text:style-name="T21_10"><text:s/></text:span><text:span text:style-name="T21_11">round</text:span><text:span text:style-name="T21_12"><text:s/></text:span><text:span text:style-name="T21_13">and</text:span><text:span text:style-name="T21_14"><text:s/></text:span><text:span text:style-name="T21_15">starts</text:span><text:span text:style-name="T21_16"><text:s/></text:span><text:span text:style-name="T21_17">to</text:span><text:span text:style-name="T21_18"><text:s/></text:span><text:span text:style-name="T21_19">count</text:span><text:span text:style-name="T21_20"><text:s/></text:span><text:span text:style-name="T21_21">down</text:span><text:span text:style-name="T21_22"><text:s/></text:span><text:span text:style-name="T21_23">for</text:span><text:span text:style-name="T21_24"><text:s/></text:span><text:span text:style-name="T21_25">the</text:span><text:span text:style-name="T21_26"><text:s/></text:span><text:span text:style-name="T21_27">round</text:span><text:span text:style-name="T21_28"><text:s/></text:span><text:span text:style-name="T21_29">to</text:span><text:span text:style-name="T21_30"><text:s/></text:span><text:span text:style-name="T21_31">start</text:span><text:span text:style-name="T21_32">.</text:span></text:p>
          </table:table-cell>
        </table:table-row>
        <table:table-row table:style-name="Row5">
          <table:table-cell table:style-name="Cell9">
            <text:p text:style-name="P22"/>
          </table:table-cell>
          <table:table-cell table:style-name="Cell10">
            <text:p text:style-name="P23"/>
          </table:table-cell>
        </table:table-row>
        <table:table-row table:style-name="Row6">
          <table:table-cell table:style-name="Cell11">
            <text:p text:style-name="P24"/>
          </table:table-cell>
          <table:table-cell table:style-name="Cell12">
            <text:p text:style-name="P25"/>
          </table:table-cell>
        </table:table-row>
        <table:table-row table:style-name="Row7">
          <table:table-cell table:style-name="Cell13">
            <text:p text:style-name="P26"/>
          </table:table-cell>
          <table:table-cell table:style-name="Cell14">
            <text:p text:style-name="P27"/>
          </table:table-cell>
        </table:table-row>
      </table:table>
      <text:p text:style-name="P28"/>
      <text:p text:style-name="P29"><text:span text:style-name="T29_1">Alternate</text:span><text:span text:style-name="T29_2"><text:s/></text:span><text:span text:style-name="T29_3">flow</text:span><text:span text:style-name="T29_4"><text:s/></text:span></text:p>
      <text:p text:style-name="P30"><text:span text:style-name="T30_1">If</text:span><text:span text:style-name="T30_2"><text:s/></text:span><text:span text:style-name="T30_3">no</text:span><text:span text:style-name="T30_4"><text:s/></text:span><text:span text:style-name="T30_5">more</text:span><text:span text:style-name="T30_6"><text:s/></text:span><text:span text:style-name="T30_7">rounds</text:span><text:span text:style-name="T30_8"><text:s/></text:span><text:span text:style-name="T30_9">are</text:span><text:span text:style-name="T30_10"><text:s/></text:span><text:span text:style-name="T30_11">to</text:span><text:span text:style-name="T30_12"><text:s/></text:span><text:span text:style-name="T30_13">be</text:span><text:span text:style-name="T30_14"><text:s/></text:span><text:span text:style-name="T30_15">played</text:span><text:span text:style-name="T30_16">,<text:s/></text:span><text:span text:style-name="T30_17">see</text:span><text:span text:style-name="T30_18"><text:s/></text:span><text:span text:style-name="T30_19">UC</text:span><text:span text:style-name="T30_20">:</text:span><text:span text:style-name="T30_21">EndGame</text:span></text:p>
      <text:p text:style-name="P31"/>
      <text:p text:style-name="P32"><text:span text:style-name="T32_1">Exceptional</text:span><text:span text:style-name="T32_2"><text:s/></text:span><text:span text:style-name="T32_3">flow</text:span><text:span text:style-name="T32_4"><text:s/></text:span></text:p>
      <text:p text:style-name="P33"><text:span text:style-name="T33_1">No</text:span><text:span text:style-name="T33_2"><text:s/></text:span><text:span text:style-name="T33_3">exceptions</text:span><text:span text:style-name="T33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212cm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212cm" style:writing-mode="lr-tb"/>
      <style:text-properties fo:font-style="italic" style:font-style-asian="italic" style:font-style-complex="italic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212cm" style:writing-mode="lr-tb"/>
      <style:text-properties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